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10.784cm"/>
    </style:style>
    <style:style style:name="co4" style:family="table-column">
      <style:table-column-properties fo:break-before="auto" style:column-width="7.571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6.5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64cm"/>
    </style:style>
    <style:style style:name="co10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5.473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8.061cm"/>
    </style:style>
    <style:style style:name="co15" style:family="table-column">
      <style:table-column-properties fo:break-before="auto" style:column-width="5.8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6.29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3.131cm"/>
    </style:style>
    <style:style style:name="co20" style:family="table-column">
      <style:table-column-properties fo:break-before="auto" style:column-width="6.154cm"/>
    </style:style>
    <style:style style:name="co21" style:family="table-column">
      <style:table-column-properties fo:break-before="auto" style:column-width="4.138cm"/>
    </style:style>
    <style:style style:name="co22" style:family="table-column">
      <style:table-column-properties fo:break-before="auto" style:column-width="4.738cm"/>
    </style:style>
    <style:style style:name="co23" style:family="table-column">
      <style:table-column-properties fo:break-before="auto" style:column-width="8.795cm"/>
    </style:style>
    <style:style style:name="co24" style:family="table-column">
      <style:table-column-properties fo:break-before="auto" style:column-width="3.4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868cm" fo:break-before="auto" style:use-optimal-row-height="fals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894cm" fo:break-before="auto" style:use-optimal-row-height="false"/>
    </style:style>
    <style:style style:name="ro8" style:family="table-row">
      <style:table-row-properties style:row-height="2.131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TREE 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entrées en stock </text:p>
          </table:table-cell>
          <table:table-cell table:number-columns-repeated="5"/>
        </table:table-row>
        <table:table-row table:style-name="ro1">
          <table:table-cell office:value-type="string">
            <text:p>nommer action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physiquement</text:p>
          </table:table-cell>
          <table:table-cell table:style-name="ce1" office:value-type="string">
            <text:p>papier</text:p>
          </table:table-cell>
          <table:table-cell table:style-name="ce1" office:value-type="string">
            <text:p>opération de contrôle</text:p>
          </table:table-cell>
          <table:table-cell table:style-name="ce1" office:value-type="string">
            <text:p>si oui</text:p>
          </table:table-cell>
          <table:table-cell table:style-name="ce1" office:value-type="string">
            <text:p>si non </text:p>
          </table:table-cell>
        </table:table-row>
        <table:table-row table:style-name="ro2">
          <table:table-cell office:value-type="string">
            <text:p>reception march</text:p>
          </table:table-cell>
          <table:table-cell table:style-name="ce2" office:value-type="string">
            <text:p>cédric</text:p>
          </table:table-cell>
          <table:table-cell table:style-name="ce3" office:value-type="string">
            <text:p>acceuil livraison matériel courant + bl</text:p>
          </table:table-cell>
          <table:table-cell table:style-name="ce2" office:value-type="string">
            <text:p>bl</text:p>
          </table:table-cell>
          <table:table-cell table:style-name="ce2" office:value-type="string">
            <text:p>conformité bl livraison </text:p>
          </table:table-cell>
          <table:table-cell table:style-name="ce2" office:value-type="string">
            <text:p>acceptation livraison,</text:p>
            <text:p>Annotation de conformité bl</text:p>
            <text:p>Tr bl à la saisie informatique du stock</text:p>
          </table:table-cell>
          <table:table-cell table:style-name="ce2" office:value-type="string">
            <text:p>Acceptation livraison. </text:p>
            <text:p>Annotation nb pièces recues bl,</text:p>
            <text:p>Nb pièces manquantes ou ref erronées.</text:p>
            <text:p><text:s/>tr bl à la saisie informatique du stock <text:s/></text:p>
          </table:table-cell>
        </table:table-row>
        <table:table-row table:style-name="ro3">
          <table:table-cell office:value-type="string">
            <text:p>retour sav</text:p>
          </table:table-cell>
          <table:table-cell table:style-name="ce2" office:value-type="string">
            <text:p>technicien</text:p>
          </table:table-cell>
          <table:table-cell table:style-name="ce2" office:value-type="string">
            <text:p>retour tech matériel défectueux </text:p>
            <text:p>Depuis les chantiers vers « stock sav »</text:p>
          </table:table-cell>
          <table:table-cell table:style-name="ce2" office:value-type="string">
            <text:p>Cahier de flux de stock au magasion </text:p>
            <text:p><text:s/>+ discussion directe avec gestion sav</text:p>
            <text:p>+ annotation boîte pièce défectueuse</text:p>
          </table:table-cell>
          <table:table-cell table:style-name="ce2" office:value-type="string">
            <text:p>non </text:p>
          </table:table-cell>
          <table:table-cell table:style-name="ce2" table:number-columns-repeated="2"/>
        </table:table-row>
        <table:table-row table:style-name="ro4">
          <table:table-cell office:value-type="string">
            <text:p>retour </text:p>
          </table:table-cell>
          <table:table-cell table:style-name="ce2" office:value-type="string">
            <text:p>technicien </text:p>
          </table:table-cell>
          <table:table-cell table:style-name="ce2" office:value-type="string">
            <text:p>retour tech matériel non utile depuis </text:p>
            <text:p>« stock véhicule » ou depuis chantier</text:p>
          </table:table-cell>
          <table:table-cell table:style-name="ce2" office:value-type="string">
            <text:p>cahier de flux de stock au magasin</text:p>
          </table:table-cell>
          <table:table-cell table:style-name="ce2" table:number-columns-repeated="3"/>
        </table:table-row>
        <table:table-row table:style-name="ro4">
          <table:table-cell office:value-type="string">
            <text:p>livraison X</text:p>
          </table:table-cell>
          <table:table-cell table:style-name="ce2" office:value-type="string">
            <text:p>barbara</text:p>
          </table:table-cell>
          <table:table-cell table:style-name="ce2" office:value-type="string">
            <text:p>acceuil livraison matériel exceptionnel </text:p>
          </table:table-cell>
          <table:table-cell table:style-name="ce2" office:value-type="string">
            <text:p>bl </text:p>
          </table:table-cell>
          <table:table-cell table:style-name="ce2" office:value-type="string">
            <text:p>immédiate</text:p>
          </table:table-cell>
          <table:table-cell table:style-name="ce2" office:value-type="string">
            <text:p>ajout du bl à un classeur « stock exceptionnel »</text:p>
            <text:p>Édition de la feuille synoptique</text:p>
            <text:p><text:s/>Regroupant le stock exceptionnel.</text:p>
          </table:table-cell>
          <table:table-cell table:style-name="ce2"/>
        </table:table-row>
        <table:table-row table:style-name="ro5">
          <table:table-cell/>
          <table:table-cell table:style-name="ce2" office:value-type="string">
            <text:p>barbara</text:p>
          </table:table-cell>
          <table:table-cell table:style-name="ce2" office:value-type="string">
            <text:p>contrôle conformité bl-bc</text:p>
          </table:table-cell>
          <table:table-cell table:style-name="ce2" office:value-type="string">
            <text:p>Bl + bc </text:p>
          </table:table-cell>
          <table:table-cell table:style-name="ce2" office:value-type="string">
            <text:p>retrouver le bc correspondant</text:p>
            <text:p>Dans la liasse </text:p>
            <text:p>Des bc en attente de livraison </text:p>
            <text:p>Ou en attente de livraison complémentaire</text:p>
            <text:p/>
            <text:p/>
          </table:table-cell>
          <table:table-cell table:style-name="ce2" office:value-type="string">
            <text:p>bon de commande </text:p>
            <text:p>annoté du nombre de pièces livrées,</text:p>
            <text:p>Si bon de commande complet, </text:p>
            <text:p>Carnet à souches corné et bc mis en </text:p>
            <text:p>Attente avec les docs de validation des </text:p>
            <text:p>Factures.</text:p>
          </table:table-cell>
          <table:table-cell table:style-name="ce2" office:value-type="string">
            <text:p>si pas de bc, </text:p>
            <text:p>prise de contact avec les techniciens,</text:p>
            <text:p><text:s/>le plan, le chef chantier pour savoir </text:p>
            <text:p>si si commande sans doc.</text:p>
            <text:p><text:s/>Souvent pas de doc</text:p>
            <text:p><text:s/>mais commande bien passée. </text:p>
            <text:p>Qqfois mail ou commande imprimée sur </text:p>
            <text:p><text:s/>site internet commande fou, <text:s/>Si livraison </text:p>
            <text:p>Correspond à rien, retour au fou.</text:p>
            <text:p>Si livraison non complète, le bc est annoté</text:p>
            <text:p><text:s/>et reste dans le tas des bc </text:p>
            <text:p>En <text:s/>attente de complétion</text:p>
          </table:table-cell>
        </table:table-row>
        <table:table-row table:style-name="ro6">
          <table:table-cell table:number-columns-repeated="2"/>
          <table:table-cell office:value-type="string">
            <text:p>Pointage bl de la journéel. </text:p>
            <text:p>Saisie des bl conformes en entrée stock courant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Pointage cahiers.</text:p>
            <text:p><text:s/>Saisie des retours normaux techniciens en entrée stock courant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Pointages cahier + discussions avec techniciens </text:p>
            <text:p>+discussion avec service plans </text:p>
            <text:p>Saisie des retours sav techniciens en entrée stock sav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8" table:number-rows-repeated="2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9">
          <table:table-cell/>
          <table:table-cell office:value-type="string">
            <text:p>imputation informatique</text:p>
            <text:p><text:s/>Des entrées stock </text:p>
          </table:table-cell>
          <table:table-cell table:number-columns-repeated="5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physiquement</text:p>
          </table:table-cell>
          <table:table-cell table:style-name="ce1" office:value-type="string">
            <text:p>papier</text:p>
          </table:table-cell>
          <table:table-cell table:style-name="ce1" office:value-type="string">
            <text:p>opération de contrôle</text:p>
          </table:table-cell>
          <table:table-cell table:style-name="ce1" office:value-type="string">
            <text:p>si oui</text:p>
          </table:table-cell>
          <table:table-cell table:style-name="ce1" office:value-type="string">
            <text:p>si non </text:p>
          </table:table-cell>
        </table:table-row>
        <table:table-row table:style-name="ro10">
          <table:table-cell table:style-name="ce2" office:value-type="string">
            <text:p>tout le monde</text:p>
          </table:table-cell>
          <table:table-cell table:style-name="ce2" office:value-type="string">
            <text:p>édition d'un bon de commande</text:p>
            <text:p><text:s/>Envoi par fax au fournisseur </text:p>
          </table:table-cell>
          <table:table-cell table:style-name="ce2" office:value-type="string">
            <text:p>bon de commande. </text:p>
          </table:table-cell>
          <table:table-cell table:style-name="ce2" office:value-type="string">
            <text:p>immédiate</text:p>
          </table:table-cell>
          <table:table-cell table:style-name="ce2" office:value-type="string">
            <text:p>transfert du bc </text:p>
            <text:p>à la saisie informatique du stock ,</text:p>
            <text:p>Conservation de la souche. </text:p>
          </table:table-cell>
          <table:table-cell table:style-name="ce2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RTIE STOCK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row table:style-name="ro6">
          <table:table-cell table:style-name="ce1" office:value-type="string">
            <text:p>qui</text:p>
          </table:table-cell>
          <table:table-cell table:style-name="ce1" office:value-type="string">
            <text:p>physiquement</text:p>
          </table:table-cell>
          <table:table-cell table:style-name="ce1" office:value-type="string">
            <text:p>papier</text:p>
          </table:table-cell>
          <table:table-cell table:style-name="ce1" office:value-type="string">
            <text:p>opération de </text:p>
            <text:p>Contrôle</text:p>
          </table:table-cell>
          <table:table-cell table:style-name="ce1" office:value-type="string">
            <text:p>si oui</text:p>
          </table:table-cell>
          <table:table-cell table:style-name="ce1" office:value-type="string">
            <text:p>si non </text:p>
          </table:table-cell>
        </table:table-row>
        <table:table-row table:style-name="ro11">
          <table:table-cell office:value-type="string">
            <text:p>technicien </text:p>
          </table:table-cell>
          <table:table-cell office:value-type="string">
            <text:p>sortie des pièces jugées nécessaires</text:p>
            <text:p><text:s/>Par technicien </text:p>
            <text:p/>
          </table:table-cell>
          <table:table-cell office:value-type="string">
            <text:p>édition du cahier. </text:p>
            <text:p>Imputation sur cahier de la sortie </text:p>
            <text:p>à un chantier particulier </text:p>
            <text:p>Et un technicien donné </text:p>
          </table:table-cell>
          <table:table-cell/>
          <table:table-cell office:value-type="string">
            <text:p>transfert du cahier</text:p>
            <text:p><text:s/>À la saisie informatique</text:p>
            <text:p>Du stock </text:p>
          </table:table-cell>
          <table:table-cell/>
        </table:table-row>
        <table:table-row table:style-name="ro6">
          <table:table-cell office:value-type="string">
            <text:p>barbara,</text:p>
            <text:p><text:s/>Technicien </text:p>
          </table:table-cell>
          <table:table-cell office:value-type="string">
            <text:p>sortie des pièces préconisées par devis chantier</text:p>
            <text:p><text:s/>(préparation départ pour chantier du lendemain)</text:p>
          </table:table-cell>
          <table:table-cell office:value-type="string">
            <text:p>cahier de stock </text:p>
          </table:table-cell>
          <table:table-cell table:number-columns-repeated="3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TRICE LIEUX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1015" table:default-cell-style-name="Default"/>
        <table:table-row table:style-name="ro1">
          <table:table-cell/>
          <table:table-cell office:value-type="string">
            <text:p>MATRICE D E/S DES LIEUX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E (COLONNE A) VERS.. Bà F</text:p>
          </table:table-cell>
          <table:table-cell office:value-type="string">
            <text:p>STOCK</text:p>
          </table:table-cell>
          <table:table-cell office:value-type="string">
            <text:p>STOCK SPECIAL</text:p>
          </table:table-cell>
          <table:table-cell office:value-type="string">
            <text:p>VEHICULE OU PRESORTIE</text:p>
          </table:table-cell>
          <table:table-cell office:value-type="string">
            <text:p>STOCK SAV</text:p>
          </table:table-cell>
          <table:table-cell office:value-type="string">
            <text:p>CHANTIER</text:p>
          </table:table-cell>
          <table:table-cell office:value-type="string">
            <text:p>FOURNISSEUR</text:p>
          </table:table-cell>
          <table:table-cell office:value-type="string">
            <text:p>COMMANDE</text:p>
          </table:table-cell>
          <table:table-cell office:value-type="string">
            <text:p>FACTURATION</text:p>
          </table:table-cell>
          <table:table-cell table:number-columns-repeated="1015"/>
        </table:table-row>
        <table:table-row table:style-name="ro12">
          <table:table-cell table:style-name="ce4" office:value-type="string">
            <text:p>STOCK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15 jours à l'avance :</text:p>
            <text:p>PREPAS SORTIE CHANTIER :</text:p>
            <text:p>Papier : (DEVIS CHANTIER)x </text:p>
            <text:p>PHYSIQUE (stock pièce insuffisant)</text:p>
            <text:p><text:s/>=&gt; papier : a commander x </text:p>
            <text:p>Papier (devis annoté </text:p>
            <text:p>De ce qui a pu être sorti)</text:p>
            <text:p>Lors chantier :</text:p>
            <text:p>SORTIES SUP TECHNICIEN</text:p>
            <text:p>PHYSIQUE : pièce manquante </text:p>
            <text:p>Ou insuffisante ou défectueuse </text:p>
            <text:p>Ou commande travaux sup client </text:p>
            <text:p>(bt précedent)</text:p>
            <text:p>=&gt; papier : cahier 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15 jours à l'avance :</text:p>
            <text:p>PREPAS SORTIE CHANTIER :</text:p>
            <text:p>Papier : (DEVIS CHANTIER)x</text:p>
            <text:p><text:s/>PHYSIQUE (stock pièce insuffisant)</text:p>
            <text:p><text:s/>=&gt; papier : a commander x </text:p>
            <text:p>Papier (devis annoté de ce qui a pu être sorti)</text:p>
            <text:p>X papier (cahier par tech </text:p>
            <text:p>Par chan annoté de ce qui a pu être sorti)</text:p>
            <text:p><text:s/></text:p>
          </table:table-cell>
          <table:table-cell table:style-name="ce4" office:value-type="string">
            <text:p>x</text:p>
          </table:table-cell>
          <table:table-cell table:style-name="ce4" table:number-columns-repeated="1015"/>
        </table:table-row>
        <table:table-row table:style-name="ro6">
          <table:table-cell table:style-name="ce4" office:value-type="string">
            <text:p>STOCK SPECIAL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? supposons que idem donc cahier</text:p>
          </table:table-cell>
          <table:table-cell table:style-name="ce4" office:value-type="string">
            <text:p>vérification avant envoi</text:p>
            <text:p>=&gt; défectueux</text:p>
          </table:table-cell>
          <table:table-cell table:number-columns-repeated="4" table:style-name="ce4" office:value-type="string">
            <text:p>x</text:p>
          </table:table-cell>
          <table:table-cell table:style-name="ce4" table:number-columns-repeated="1015"/>
        </table:table-row>
        <table:table-row table:style-name="ro13">
          <table:table-cell table:style-name="ce4" office:value-type="string">
            <text:p>VEHICULE OU PRÉSORTIE</text:p>
          </table:table-cell>
          <table:table-cell table:style-name="ce4" office:value-type="string">
            <text:p>RETOUR VL MATERIEL </text:p>
            <text:p>INUTILISE :</text:p>
            <text:p>PHYSIQUEMENT : sortie </text:p>
            <text:p>du matériel <text:s/>du vl </text:p>
            <text:p>=&gt;PHYSIQUE : retour </text:p>
            <text:p>Du matériel au stock x</text:p>
            <text:p>PAPIER : cahier <text:s/></text:p>
            <text:p/>
          </table:table-cell>
          <table:table-cell table:style-name="ce4" office:value-type="string">
            <text:p>RETOUR VL MATERIEL </text:p>
            <text:p>INUTILISE :</text:p>
            <text:p>PHYSIQUEMENT : sortie </text:p>
            <text:p>du matériel <text:s/>du vl </text:p>
            <text:p>=&gt;PHYSIQUE : retour </text:p>
            <text:p>Du matériel au stock x</text:p>
            <text:p>PAPIER : cahier <text:s/></text:p>
            <text:p/>
          </table:table-cell>
          <table:table-cell table:style-name="ce4" office:value-type="string">
            <text:p>x</text:p>
          </table:table-cell>
          <table:table-cell table:style-name="ce4" office:value-type="string">
            <text:p>RETOUR VL MATERIEL </text:p>
            <text:p>DEFECTUEUX :</text:p>
            <text:p>PHYSIQUEMENT : sortie </text:p>
            <text:p>du matériel <text:s/>du vl </text:p>
            <text:p>=&gt;PHYSIQUE : retour </text:p>
            <text:p>Du matériel au stock x</text:p>
            <text:p>PAPIER : cahier <text:s/></text:p>
            <text:p>Retour par tech </text:p>
            <text:p>Par chantier </text:p>
            <text:p><text:s/>Annoté « sav »</text:p>
            <text:p/>
          </table:table-cell>
          <table:table-cell table:style-name="ce4" office:value-type="string">
            <text:p>Lors <text:s/>chantier : <text:s/></text:p>
            <text:p>physiquement : </text:p>
            <text:p>sortie matériel du camion </text:p>
            <text:p>=&gt; physiquement :</text:p>
            <text:p><text:s/>pose matériel sur site </text:p>
            <text:p>x papier fin de journée : <text:s/></text:p>
            <text:p>BT/matériel par tech</text:p>
          </table:table-cell>
          <table:table-cell table:number-columns-repeated="3" table:style-name="ce4" office:value-type="string">
            <text:p>x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STOCK SAV</text:p>
          </table:table-cell>
          <table:table-cell table:number-columns-repeated="5"/>
          <table:table-cell office:value-type="string">
            <text:p>RENVOI DU MATERIEL </text:p>
            <text:p>AVEC DEMANDE</text:p>
            <text:p><text:s/>DE SAV Physiquement :</text:p>
            <text:p><text:s/>Avec</text:p>
          </table:table-cell>
          <table:table-cell table:number-columns-repeated="1017"/>
        </table:table-row>
        <table:table-row table:style-name="ro1">
          <table:table-cell office:value-type="string">
            <text:p>CHANTIER</text:p>
          </table:table-cell>
          <table:table-cell table:number-columns-repeated="1023"/>
        </table:table-row>
        <table:table-row table:style-name="ro1">
          <table:table-cell office:value-type="string">
            <text:p>FOURNISSEUR</text:p>
          </table:table-cell>
          <table:table-cell table:number-columns-repeated="1023"/>
        </table:table-row>
        <table:table-row table:style-name="ro1">
          <table:table-cell office:value-type="string">
            <text:p>COMMANDE</text:p>
          </table:table-cell>
          <table:table-cell table:number-columns-repeated="1023"/>
        </table:table-row>
        <table:table-row table:style-name="ro1">
          <table:table-cell office:value-type="string">
            <text:p>FACTURATION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21:00:56</meta:creation-date>
    <dc:date>2013-02-02T12:19:53</dc:date>
    <meta:editing-duration>PT2H3M9S</meta:editing-duration>
    <meta:editing-cycles>60</meta:editing-cycles>
    <meta:generator>LibreOffice/3.5$Linux_X86_64 LibreOffice_project/350m1$Build-403</meta:generator>
    <meta:document-statistic meta:table-count="4" meta:cell-count="107" meta:object-count="0"/>
  </office:meta>
</office:document-meta>
</file>